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office:value-type="string" calcext:value-type="string">
            <text:p>33.17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4">00.00.0000</text:date>, <text:time style:data-style-name="N2" text:time-value="23:52:14.21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04T00:04:07.330000000</dc:date>
    <meta:editing-duration>P3DT1H31M33S</meta:editing-duration>
    <meta:editing-cycles>1192</meta:editing-cycles>
    <meta:document-statistic meta:table-count="2" meta:cell-count="5420" meta:object-count="0"/>
  </office:meta>
</office:document-meta>
</file>